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12cm"/>
    </style:style>
    <style:style style:name="Table1.B" style:family="table-column">
      <style:table-column-properties style:column-width="12.383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63ddd" officeooo:paragraph-rsid="00163ddd"/>
    </style:style>
    <style:style style:name="P2" style:family="paragraph" style:parent-style-name="Standard">
      <style:text-properties fo:font-weight="bold" officeooo:rsid="00163ddd" officeooo:paragraph-rsid="00163ddd" style:font-weight-asian="bold" style:font-weight-complex="bold"/>
    </style:style>
    <style:style style:name="P3" style:family="paragraph" style:parent-style-name="Standard">
      <style:text-properties fo:font-weight="bold" officeooo:rsid="00176579" officeooo:paragraph-rsid="00176579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579" officeooo:paragraph-rsid="00176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6579" officeooo:paragraph-rsid="001765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3ddd" officeooo:paragraph-rsid="00163d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76579" officeooo:paragraph-rsid="0017657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6579"/>
    </style:style>
    <style:style style:name="T3" style:family="text">
      <style:text-properties fo:font-weight="normal" officeooo:rsid="00176579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FT8026 - Data-driven Microservices</text:p>
      <text:p text:style-name="P2">Assignment 1 Form</text:p>
      <text:p text:style-name="P2"/>
      <text:p text:style-name="P2">Instructions</text:p>
      <text:p text:style-name="P1">Please complete the following form and include in the zip file you submit. <text:span text:style-name="T2">Include screenshots / images in the appendices below the form.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span text:style-name="T2">Brief </text:span>discussion of your architecture – <text:span text:style-name="T3">why the microservices you chose, what messages are you passing between them?</text:span></text:p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Briefly discuss how far you got with the following functional requirements: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<text:span text:style-name="T2">1. Reading and streaming of <text:line-break/>the tweet data</text:span></text:p>
          </table:table-cell>
          <table:table-cell table:style-name="Table1.B3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<text:span text:style-name="T2">2. Data analysis; what analytics / metrics did you calculate?</text:span></text:p>
          </table:table-cell>
          <table:table-cell table:style-name="Table1.B3" office:value-type="string">
            <text:p text:style-name="P4"/>
          </table:table-cell>
        </table:table-row>
        <table:table-row>
          <table:table-cell table:style-name="Table1.A2" office:value-type="string">
            <text:p text:style-name="P9">3. Web page with list or summary of analytics / metrics</text:p>
          </table:table-cell>
          <table:table-cell table:style-name="Table1.B3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Checklist: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9">I used gRPC</text:p>
          </table:table-cell>
          <table:table-cell table:style-name="Table1.B3" office:value-type="string">
            <text:p text:style-name="P5">Y/N</text:p>
          </table:table-cell>
        </table:table-row>
        <table:table-row>
          <table:table-cell table:style-name="Table1.A2" office:value-type="string">
            <text:p text:style-name="P9">I used streaming with gRPC</text:p>
          </table:table-cell>
          <table:table-cell table:style-name="Table1.B3" office:value-type="string">
            <text:p text:style-name="P5">Y/N</text:p>
          </table:table-cell>
        </table:table-row>
        <table:table-row>
          <table:table-cell table:style-name="Table1.A2" office:value-type="string">
            <text:p text:style-name="P9">I built docker images using Dockerfiles</text:p>
          </table:table-cell>
          <table:table-cell table:style-name="Table1.B3" office:value-type="string">
            <text:p text:style-name="P5">Y/N</text:p>
          </table:table-cell>
        </table:table-row>
        <table:table-row>
          <table:table-cell table:style-name="Table1.A2" office:value-type="string">
            <text:p text:style-name="P9">I orchestrated my application using Docker Compose and a YAML file</text:p>
          </table:table-cell>
          <table:table-cell table:style-name="Table1.B3" office:value-type="string">
            <text:p text:style-name="P5">Y/N</text:p>
          </table:table-cell>
        </table:table-row>
        <table:table-row>
          <table:table-cell table:style-name="Table1.A2" office:value-type="string">
            <text:p text:style-name="P6">Any other comments?</text:p>
          </table:table-cell>
          <table:table-cell table:style-name="Table1.B3" office:value-type="string"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"/>
      <text:p text:style-name="P1"/>
      <text:p text:style-name="P2">Appendix A – Your Architecture Sketch / Diagram</text:p>
      <text:p text:style-name="P2"/>
      <text:p text:style-name="P2"/>
      <text:p text:style-name="P3">Appendix B – Output from a sample run</text:p>
      <text:p text:style-name="P3"/>
      <text:p text:style-name="P3"/>
      <text:p text:style-name="P3">Appendix C – Screenshot from web pag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14:24:42.213867556</meta:creation-date>
    <dc:date>2020-03-05T14:38:43.698772909</dc:date>
    <meta:editing-duration>PT14M1S</meta:editing-duration>
    <meta:editing-cycles>2</meta:editing-cycles>
    <meta:generator>LibreOffice/6.3.4.2$Linux_X86_64 LibreOffice_project/30$Build-2</meta:generator>
    <meta:document-statistic meta:table-count="1" meta:image-count="0" meta:object-count="0" meta:page-count="1" meta:paragraph-count="22" meta:word-count="141" meta:character-count="856" meta:non-whitespace-character-count="732"/>
  </office:meta>
</office:document-meta>
</file>